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 svg:font-family="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ce style:name="Trebuchet MS1" svg:font-family="'Trebuchet MS'" style:font-family-generic="swiss"/>
    <style:font-face style:name="Lucida Sans Unicode1" svg:font-family="'Lucida Sans Unicode'" style:font-family-generic="swiss" style:font-pitch="variable"/>
    <style:font-face style:name="Tahoma2" svg:font-family="Tahoma" style:font-family-generic="swiss" style:font-pitch="variable"/>
    <style:font-face style:name="Trebuchet MS2" svg:font-family="'Trebuchet MS'"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097cm" fo:border="0.002cm solid #000000"/>
    </style:style>
    <style:style style:name="Tableau15" style:family="table">
      <style:table-properties style:width="17.004cm" table:align="left" style:writing-mode="lr-tb"/>
    </style:style>
    <style:style style:name="Tableau15.A" style:family="table-column">
      <style:table-column-properties style:column-width="14.564cm"/>
    </style:style>
    <style:style style:name="Tableau15.B" style:family="table-column">
      <style:table-column-properties style:column-width="2.439cm"/>
    </style:style>
    <style:style style:name="Tableau15.1" style:family="table-row">
      <style:table-row-properties style:keep-together="true" fo:keep-together="auto"/>
    </style:style>
    <style:style style:name="Tableau15.A1" style:family="table-cell">
      <style:table-cell-properties style:vertical-align="top" fo:padding="0.097cm" fo:border-left="0.002cm solid #000000" fo:border-right="none" fo:border-top="0.002cm solid #000000" fo:border-bottom="0.002cm solid #000000" style:writing-mode="lr-tb"/>
    </style:style>
    <style:style style:name="Tableau15.B1" style:family="table-cell">
      <style:table-cell-properties style:vertical-align="top" fo:padding="0.097cm" fo:border="0.002cm solid #000000" style:writing-mode="lr-tb"/>
    </style:style>
    <style:style style:name="Tableau15.A2" style:family="table-cell">
      <style:table-cell-properties style:vertical-align="top" fo:padding="0.097cm" fo:border-left="0.002cm solid #000000" fo:border-right="none" fo:border-top="none" fo:border-bottom="0.002cm solid #000000" style:writing-mode="lr-tb"/>
    </style:style>
    <style:style style:name="Tableau15.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Footer">
      <style:paragraph-properties>
        <style:tab-stops>
          <style:tab-stop style:position="8.498cm" style:type="center"/>
          <style:tab-stop style:position="16.272cm"/>
          <style:tab-stop style:position="16.999cm" style:type="right"/>
        </style:tab-stops>
      </style:paragraph-properties>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style="normal" style:font-style-asian="normal" style:font-style-complex="normal"/>
    </style:style>
    <style:style style:name="P4"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5" style:family="paragraph" style:parent-style-name="Text_20_body">
      <style:text-properties fo:font-size="10pt" style:font-size-asian="10pt" style:font-size-complex="10pt"/>
    </style:style>
    <style:style style:name="P6" style:family="paragraph" style:parent-style-name="Standard">
      <style:paragraph-properties fo:text-align="center" style:justify-single-word="false"/>
      <style:text-properties fo:font-size="12pt" style:font-size-asian="13.0500001907349pt" style:font-size-complex="13.0500001907349pt"/>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style:line-height-at-least="0.176cm" fo:text-align="justify" style:justify-single-word="false" style:snap-to-layout-grid="false"/>
      <style:text-properties fo:font-size="10pt" fo:font-style="italic" style:font-size-asian="10pt" style:font-style-asian="italic" style:font-size-complex="10pt"/>
    </style:style>
    <style:style style:name="P9" style:family="paragraph" style:parent-style-name="Standard">
      <style:paragraph-properties style:line-height-at-least="0.176cm" fo:text-align="center" style:justify-single-word="false" style:snap-to-layout-grid="false"/>
      <style:text-properties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Standard">
      <style:paragraph-properties fo:text-align="justify" style:justify-single-word="false"/>
      <style:text-properties fo:font-size="10pt" fo:font-style="normal" fo:background-color="#00ff00" style:font-size-asian="10.8999996185303pt" style:font-style-asian="normal" style:font-size-complex="10.8999996185303pt" style:font-style-complex="normal"/>
    </style:style>
    <style:style style:name="P11" style:family="paragraph" style:parent-style-name="Standard">
      <style:paragraph-properties fo:text-align="justify" style:justify-single-word="false"/>
    </style:style>
    <style:style style:name="P12" style:family="paragraph" style:parent-style-name="Table_20_Contents">
      <style:paragraph-properties fo:text-align="center" style:justify-single-word="false"/>
      <style:text-properties fo:font-size="20pt" style:font-size-asian="21.7999992370605pt" style:font-size-complex="21.7999992370605pt"/>
    </style:style>
    <style:style style:name="P13" style:family="paragraph" style:parent-style-name="Table_20_Contents">
      <style:paragraph-properties style:snap-to-layout-grid="false"/>
      <style:text-properties fo:font-size="10pt" fo:font-style="italic" style:font-size-asian="10pt" style:font-style-asian="italic" style:font-size-complex="10pt"/>
    </style:style>
    <style:style style:name="P14" style:family="paragraph" style:parent-style-name="Table_20_Contents">
      <style:paragraph-properties fo:margin-left="0.009cm" fo:margin-right="-0.018cm" fo:text-indent="0cm" style:auto-text-indent="false" style:snap-to-layout-grid="false"/>
      <style:text-properties fo:font-size="10pt" fo:font-style="italic" style:font-size-asian="10pt" style:font-style-asian="italic" style:font-size-complex="10pt"/>
    </style:style>
    <style:style style:name="P15" style:family="paragraph" style:parent-style-name="Table_20_Contents">
      <style:paragraph-properties fo:margin-left="0.009cm" fo:margin-right="-0.018cm" fo:text-align="center" style:justify-single-word="false" fo:text-indent="0cm" style:auto-text-indent="false" style:snap-to-layout-grid="false"/>
      <style:text-properties fo:font-size="10pt" fo:font-style="normal" fo:font-weight="bold" style:font-size-asian="10pt" style:font-style-asian="normal" style:font-weight-asian="bold" style:font-size-complex="10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style>
    <style:style style:name="P17"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weight="normal" style:font-weight-asian="normal" style:font-weight-complex="normal"/>
    </style:style>
    <style:style style:name="P20" style:family="paragraph" style:parent-style-name="Standard">
      <style:paragraph-properties fo:text-align="justify" style:justify-single-word="false"/>
    </style:style>
    <style:style style:name="P21"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22" style:family="paragraph" style:parent-style-name="Standard" style:list-style-name="WW8Num1">
      <style:paragraph-properties fo:margin-left="0cm" fo:margin-right="0cm" fo:text-align="justify" style:justify-single-word="false" fo:text-indent="0cm" style:auto-text-indent="false"/>
      <style:text-properties fo:font-weight="bold" style:font-weight-asian="bold" style:font-weight-complex="bold"/>
    </style:style>
    <style:style style:name="P23" style:family="paragraph" style:parent-style-name="Standard" style:list-style-name="WW8Num1">
      <style:paragraph-properties fo:margin-left="1.27cm" fo:margin-right="0cm" fo:text-align="justify" style:justify-single-word="false" fo:text-indent="-0.635cm" style:auto-text-indent="false"/>
      <style:text-properties fo:font-weight="bold" style:font-weight-asian="bold" style:font-weight-complex="bold"/>
    </style:style>
    <style:style style:name="P24"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25" style:family="paragraph" style:parent-style-name="Text_20_body" style:list-style-name="L1">
      <style:paragraph-properties fo:text-align="justify" style:justify-single-word="false"/>
      <style:text-properties fo:font-style="normal" fo:background-color="transparent" style:font-style-asian="normal" style:font-style-complex="normal"/>
    </style:style>
    <style:style style:name="P26" style:family="paragraph" style:parent-style-name="Text_20_body">
      <style:paragraph-properties fo:text-align="justify" style:justify-single-word="false"/>
      <style:text-properties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8" style:family="paragraph" style:parent-style-name="Text_20_body">
      <style:paragraph-properties fo:text-align="justify" style:justify-single-word="false"/>
      <style:text-properties fo:font-style="normal" style:font-style-asian="normal" style:font-style-complex="normal"/>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fo:font-size="10pt" fo:font-style="normal" style:font-size-asian="10pt" style:font-style-asian="normal" style:font-size-complex="10pt" style:font-style-complex="normal"/>
    </style:style>
    <style:style style:name="P31" style:family="paragraph" style:parent-style-name="Text_20_body" style:list-style-name="L5"/>
    <style:style style:name="P32" style:family="paragraph" style:list-style-name="L3">
      <style:text-properties fo:font-weight="bold" style:font-weight-asian="bold" style:font-weight-complex="bold"/>
    </style:style>
    <style:style style:name="P33" style:family="paragraph" style:parent-style-name="Heading_20_1" style:list-style-name="L4">
      <style:paragraph-properties fo:text-align="justify" style:justify-single-word="false"/>
    </style:style>
    <style:style style:name="P34" style:family="paragraph" style:parent-style-name="Heading_20_1" style:list-style-name="Numbering_20_1"/>
    <style:style style:name="P35" style:family="paragraph" style:parent-style-name="Heading_20_2"/>
    <style:style style:name="P36" style:family="paragraph" style:list-style-name="Numbering_20_1"/>
    <style:style style:name="T1" style:family="text">
      <style:text-properties fo:font-variant="normal" fo:text-transform="none"/>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background-color="transparent"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fo:background-color="transparent"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style:font-name="Trebuchet MS2"/>
    </style:style>
    <style:style style:name="T9" style:family="text">
      <style:text-properties style:font-name="Trebuchet MS2" fo:font-weight="normal" style:font-name-asian="Trebuchet MS2" style:font-weight-asian="normal" style:font-name-complex="Trebuchet MS2" style:font-weight-complex="normal"/>
    </style:style>
    <style:style style:name="T10" style:family="text">
      <style:text-properties style:font-name="Trebuchet MS2" fo:font-style="normal" fo:font-weight="normal" style:font-style-asian="normal" style:font-weight-asian="normal" style:font-style-complex="normal" style:font-weight-complex="normal"/>
    </style:style>
    <style:style style:name="T11" style:family="text">
      <style:text-properties style:font-name="Trebuchet MS2" fo:font-style="normal" fo:background-color="transparent" style:font-style-asian="normal" style:font-style-complex="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name="Trebuchet MS" fo:font-style="normal" fo:font-weight="normal" style:font-style-asian="normal" style:font-weight-asian="normal" style:font-style-complex="normal" style:font-weight-complex="normal"/>
    </style:style>
    <style:style style:name="T16" style:family="text">
      <style:text-properties style:font-weight-asian="bold"/>
    </style:style>
    <style:style style:name="T17" style:family="text">
      <style:text-properties style:font-weight-complex="bold"/>
    </style:style>
    <style:style style:name="T18" style:family="text">
      <style:text-properties style:font-name="Trebuchet MS1" style:font-name-asian="Lucida Sans Unicode1" style:font-name-complex="Tahoma2"/>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fo:background-color="#00ff00" style:font-style-asian="italic" style:font-weight-asian="normal" style:font-style-complex="italic" style:font-weight-complex="normal"/>
    </style:style>
    <style:style style:name="T21" style:family="text">
      <style:text-properties style:text-underline-style="none" fo:font-weight="normal" style:font-weight-asian="normal" style:font-weight-complex="normal"/>
    </style:style>
    <style:style style:name="T22" style:family="text">
      <style:text-properties fo:font-size="11pt"/>
    </style:style>
    <style:style style:name="T23" style:family="text">
      <style:text-properties style:font-size-asian="11pt"/>
    </style:style>
    <style:style style:name="T24" style:family="text">
      <style:text-properties style:font-size-complex="11pt"/>
    </style:style>
    <style:style style:name="T25" style:family="text">
      <style:text-properties style:text-underline-style="solid" style:text-underline-width="auto" style:text-underline-color="font-color"/>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12"/>
            <text:p text:style-name="P12">Sexualité et contraception chez les jeunes adultes</text:p>
            <text:p text:style-name="P12"/>
          </table:table-cell>
        </table:table-row>
      </table:table>
      <text:p text:style-name="P6"/>
      <text:list xml:id="list42298484" text:style-name="Numbering_20_1">
        <text:list-item>
          <text:p text:style-name="P34">Introduction</text:p>
        </text:list-item>
      </text:list>
      <text:p text:style-name="P2"/>
      <text:list xml:id="list43443178" text:continue-numbering="true" text:style-name="Numbering_20_1">
        <text:list-item>
          <text:p text:style-name="P34">Méthode</text:p>
        </text:list-item>
      </text:list>
      <text:p text:style-name="P2">Globalement, cette recherche visait à approcher des comportements et attitudes relatifs à la contraception et à la sexualité dans un contexte de libération des moeurs (et plus particulièrement de la sexualité féminine ) consécutive aux mouvements de révolte de Mai 68, à l'expansion du mouvement féministe des années 70 et à l'arrivée des contraceptifs modernes tels la pilule contraceptive. Les données présentées ont été récoltées sur base d'un questionnaire mis en ligne sur internet en novembre 2008.</text:p>
      <text:list xml:id="list43429113" text:continue-numbering="true" text:style-name="Numbering_20_1">
        <text:list-item>
          <text:list>
            <text:list-item>
              <text:p>Population</text:p>
            </text:list-item>
          </text:list>
        </text:list-item>
      </text:list>
      <text:p text:style-name="P2"><text:span text:style-name="T2">La </text:span><text:span text:style-name="T5">population</text:span><text:span text:style-name="T2"> visée par cette étude était celle des « </text:span><text:span text:style-name="T3">jeunes adultes</text:span><text:span text:style-name="T2"> ». La tranche d'âge recherchée était celle des 20-30 ans dans l'idée que des sujets de cette cohorte auraient déjà eu à fournir une réflexion sur la contraception et la sexualité. Nous avons choisi de restreindre cette étude à une population composée de personnes</text:span><text:span text:style-name="T4"> hétérosexuelles. Notre échantillon était, lors du dépouillement, composé de 129 sujets francophones hétérosexuels, dont 78 femmes 51 hommes. L'âge moyen est de 24 ans</text:span><text:span text:style-name="T11">. </text:span></text:p>
      <text:list xml:id="list43420811" text:continue-numbering="true" text:style-name="Numbering_20_1">
        <text:list-item>
          <text:list>
            <text:list-item>
              <text:p text:style-name="Heading_20_2">Questionnaire</text:p>
            </text:list-item>
          </text:list>
        </text:list-item>
      </text:list>
      <text:p text:style-name="P2"><text:span text:style-name="T5">Nous avons opté pour le média internet afin de constituer notre échantillon dans la mesure où il nous semblait permettre de toucher une population plus large.</text:span><text:span text:style-name="T2"> Les sujets constituant notre échantillon ont répondu au questionnaire sur base volontaire, ayant donné suite à un courriel leur renseignant l'adresse du questionnaire. Une brève présentation du cadre de la recherche a été rédigée afin d'introduire le questionnaire et proposant aux participants de remplir ce questionnaire seuls, dans un endroit où ils ne risqueraient pas d'être dérangés et à un moment choisi. </text:span></text:p>
      <text:p text:style-name="P2"><text:span text:style-name="T5">Nous souhaitions, au travers de ce questionnaire, observer si des événements tels la révolte de Mai 68 et la mise à disposition de la contraception orale avait, 40 ans après, réellement eu une incidence sur la manière dont les jeunes adultes vivaient leur sexualité. Nous avons, à cette fin, posé des questions sur la première relation sexuelle de nos répondants, leur usage global de la contraception, leurs pratiques sexuelles et leur satisfaction sexuelle. Un autre pan de notre questionnaire était constitué de deux échelles d'attitudes, l'une relative à la contraception, la seconde relative à la sexualité que les sujets étaient invités à quantifier sur des échelles de 1 (pas du tout) à 9 (tout à fait).</text:span><text:span text:style-name="T2"> Le questionnaire explorait par ailleurs diverses données socioculturelles tels le sexe, l'age, l'occupation principale, le dernier diplôme obtenu, l'appartenance religieuse et le lieu de résidence. Nous renvoyons le lecteur aux annexes pour un aperçu du questionnaire proposé.</text:span></text:p>
      <text:p text:style-name="P2"><text:span text:style-name="T2"/></text:p>
      <text:list xml:id="list43415301" text:continue-numbering="true" text:style-name="Numbering_20_1">
        <text:list-item>
          <text:list>
            <text:list-item>
              <text:p text:style-name="Heading_20_2"><text:soft-page-break/>Analyse Statistique</text:p>
            </text:list-item>
          </text:list>
        </text:list-item>
      </text:list>
      <text:p text:style-name="P2"><text:span text:style-name="T4">Nous avons, dans un premier temps, axé l'analyse de nos résultats autour des résultats obtenus aux items d'attitudes. Nous avons soumet chacune des deux listes d'items à une analyse de régression qui a permis leur regroupement en facteurs (présentés plus loin). Ces données ont, en outre, été soumises au test T d'indépendance des moyennes (échantillons indépendants) afin de déterminer si ces attitudes pouvaient différer significativement selon le sexe des répondants.</text:span></text:p>
      <text:p text:style-name="P2"><text:span text:style-name="T4">Dans un second temps, nous avons procédé à un test T d'indépendance des moyennes (échantillons pairés) aux items pour lesquels nous disposions de deux variantes (un même intitulé dont le sexe de la cible variait) afin de déterminer si les individus des deux sexes posaient le même regard sur des cibles de sexe différent.</text:span></text:p>
      <text:p text:style-name="P4"/>
      <text:p text:style-name="P4">...</text:p>
      <text:list xml:id="list43429812" text:continue-numbering="true" text:style-name="Numbering_20_1">
        <text:list-item>
          <text:p text:style-name="P34">Résultats </text:p>
        </text:list-item>
      </text:list>
      <text:p text:style-name="P2">Lors du dépouillement, 126 répondants (<text:span text:style-name="T4">98%) ont répondu avoir déjà eu des relations sexuelles. Nous avons exclu les réponses des 3 sujets masculins qui ont dit ne pas encore avoir eu de relations sexuelles dans de clarté et afin d'éviter tout biais. L'isolement de ces 3 sujets n'a pas eu de réelle incidence sur l'ensemble des résultats obtenus mais les a rendu parfois plus cohérents (notamment au niveau de l'analyse factorielle des échelles d'attitudes).</text:span></text:p>
      <text:p text:style-name="P3"/>
      <text:list xml:id="list43426371" text:continue-numbering="true" text:style-name="Numbering_20_1">
        <text:list-item>
          <text:list>
            <text:list-item>
              <text:p text:style-name="Heading_20_2">Situation sexuelle</text:p>
            </text:list-item>
          </text:list>
        </text:list-item>
      </text:list>
      <text:p text:style-name="P3">Parmi les 126 sujets restants (dont 48 hommes), 57% ont dit avoir des relations sexuelles avec un partenaire régulier, 20% étaient célibataires (sans relations sexuelles occasionnelles) et 5% ont dit avoir des relations sexuelles avec un partenaire occasionnel tandis que 18% affirmaient avoir des relations avec plusieurs partenaires (de manière occasionnelle). <text:s/></text:p>
      <text:list xml:id="list43427317" text:continue-numbering="true" text:style-name="Numbering_20_1">
        <text:list-item>
          <text:list>
            <text:list-item>
              <text:p text:style-name="Heading_20_2">Expérience sexuelle</text:p>
            </text:list-item>
          </text:list>
        </text:list-item>
      </text:list>
      <text:p text:style-name="P3">Une série d'items reprenant divers <text:span text:style-name="T13">comportements sexuels</text:span> nous a permis de dresser la liste des conduites sexuelles les plus et les moins fréquentes. Il était proposé aux sujets d'évaluer la fréquence de ces comportements sur une échelle de 1 à 9 (« jamais » à « toujours »). Le tableau ci dessous reprend les moyennes obtenues pour l'ensemble de l'échantillon :</text:p>
      <table:table table:name="Tableau15" table:style-name="Tableau15">
        <table:table-column table:style-name="Tableau15.A"/>
        <table:table-column table:style-name="Tableau15.B"/>
        <table:table-row table:style-name="Tableau15.1">
          <table:table-cell table:style-name="Tableau15.A1" office:value-type="string">
            <text:p text:style-name="P9">Conduites sexuelles</text:p>
          </table:table-cell>
          <table:table-cell table:style-name="Tableau15.B1" office:value-type="string">
            <text:p text:style-name="P15">Moyenne</text:p>
          </table:table-cell>
        </table:table-row>
        <table:table-row table:style-name="Tableau15.1">
          <table:table-cell table:style-name="Tableau15.A2" office:value-type="string">
            <text:p text:style-name="P8">Rapport sexuel avec pénétration en face à face</text:p>
          </table:table-cell>
          <table:table-cell table:style-name="Tableau15.B2" office:value-type="string">
            <text:p text:style-name="P13">X=8 (<text:span text:style-name="T18">σ</text:span><text:span text:style-name="T8"> =1,1)</text:span></text:p>
          </table:table-cell>
        </table:table-row>
        <table:table-row table:style-name="Tableau15.1">
          <table:table-cell table:style-name="Tableau15.A2" office:value-type="string">
            <text:p text:style-name="P8">Stimulation de la poitrine féminine par l'autre partenaire</text:p>
          </table:table-cell>
          <table:table-cell table:style-name="Tableau15.B2" office:value-type="string">
            <text:p text:style-name="P13">X=8 (<text:span text:style-name="T18">σ</text:span><text:span text:style-name="T8"> =1,8)</text:span></text:p>
          </table:table-cell>
        </table:table-row>
        <table:table-row table:style-name="Tableau15.1">
          <table:table-cell table:style-name="Tableau15.A2" office:value-type="string">
            <text:p text:style-name="P8">Masturbation des parties génitales d'un des partenaires en préliminaire</text:p>
          </table:table-cell>
          <table:table-cell table:style-name="Tableau15.B2" office:value-type="string">
            <text:p text:style-name="P13">X=7 (<text:span text:style-name="T18">σ</text:span><text:span text:style-name="T8"> =1,8)</text:span></text:p>
          </table:table-cell>
        </table:table-row>
        <table:table-row table:style-name="Tableau15.1">
          <table:table-cell table:style-name="Tableau15.A2" office:value-type="string">
            <text:p text:style-name="P8">Baiser français (pendant une minute en continu)</text:p>
          </table:table-cell>
          <table:table-cell table:style-name="Tableau15.B2" office:value-type="string">
            <text:p text:style-name="P14">X=7 (<text:span text:style-name="T18">σ</text:span><text:span text:style-name="T8"> =2,1)</text:span></text:p>
          </table:table-cell>
        </table:table-row>
        <table:table-row table:style-name="Tableau15.1">
          <table:table-cell table:style-name="Tableau15.A2" office:value-type="string">
            <text:p text:style-name="P8">Caresses et stimulation des zones érogènes autres que les parties génitales sans manipulation de celles-ci</text:p>
          </table:table-cell>
          <table:table-cell table:style-name="Tableau15.B2" office:value-type="string">
            <text:p text:style-name="P13">X=7 (<text:span text:style-name="T18">σ</text:span><text:span text:style-name="T8"> =2)</text:span></text:p>
          </table:table-cell>
        </table:table-row>
        <table:table-row table:style-name="Tableau15.1">
          <table:table-cell table:style-name="Tableau15.A2" office:value-type="string">
            <text:p text:style-name="P8">Rapport sexuel avec pénétration où l'un des partenaires est dos à l'autre</text:p>
          </table:table-cell>
          <table:table-cell table:style-name="Tableau15.B2" office:value-type="string">
            <text:p text:style-name="P13">X=7 (<text:span text:style-name="T18">σ</text:span><text:span text:style-name="T8"> =2,2)</text:span></text:p>
          </table:table-cell>
        </table:table-row>
        <table:table-row table:style-name="Tableau15.1">
          <table:table-cell table:style-name="Tableau15.A2" office:value-type="string">
            <text:p text:style-name="P8">Rapproché corporel nu sans manipulation des parties génitales ni pénétration</text:p>
          </table:table-cell>
          <table:table-cell table:style-name="Tableau15.B2" office:value-type="string">
            <text:p text:style-name="P13">X=6 (<text:span text:style-name="T18">σ</text:span><text:span text:style-name="T8"> =2,4)</text:span></text:p>
          </table:table-cell>
        </table:table-row>
        <table:table-row table:style-name="Tableau15.1">
          <table:table-cell table:style-name="Tableau15.A2" office:value-type="string">
            <text:p text:style-name="P8">Stimulation orale des parties génitales d'un des partenaires</text:p>
          </table:table-cell>
          <table:table-cell table:style-name="Tableau15.B2" office:value-type="string">
            <text:p text:style-name="P13">X=6 (<text:span text:style-name="T18">σ</text:span><text:span text:style-name="T8"> =1,9)</text:span></text:p>
          </table:table-cell>
        </table:table-row>
        <table:table-row table:style-name="Tableau15.1">
          <table:table-cell table:style-name="Tableau15.A2" office:value-type="string">
            <text:p text:style-name="P8">Masturbation mutuelle des parties génitales en préliminaire</text:p>
          </table:table-cell>
          <table:table-cell table:style-name="Tableau15.B2" office:value-type="string">
            <text:p text:style-name="P13">X=6 (<text:span text:style-name="T18">σ</text:span><text:span text:style-name="T8"> =2,3)</text:span></text:p>
          </table:table-cell>
        </table:table-row>
        <table:table-row table:style-name="Tableau15.1">
          <table:table-cell table:style-name="Tableau15.A2" office:value-type="string">
            <text:p text:style-name="P8">Masturbation des parties génitales d'un des partenaires jusqu'à obtention de l'orgasme</text:p>
          </table:table-cell>
          <table:table-cell table:style-name="Tableau15.B2" office:value-type="string">
            <text:p text:style-name="P13">X=5 (<text:span text:style-name="T18">σ</text:span><text:span text:style-name="T8"> =2,1)</text:span></text:p>
          </table:table-cell>
        </table:table-row>
        <text:soft-page-break/>
        <table:table-row table:style-name="Tableau15.1">
          <table:table-cell table:style-name="Tableau15.A2" office:value-type="string">
            <text:p text:style-name="P8">Stimulation orale mutuelle en préliminaire</text:p>
          </table:table-cell>
          <table:table-cell table:style-name="Tableau15.B2" office:value-type="string">
            <text:p text:style-name="P13">X=5 (<text:span text:style-name="T18">σ</text:span><text:span text:style-name="T8"> =2,5)</text:span></text:p>
          </table:table-cell>
        </table:table-row>
        <table:table-row table:style-name="Tableau15.1">
          <table:table-cell table:style-name="Tableau15.A2" office:value-type="string">
            <text:p text:style-name="P8">Masturbation mutuelle des parties génitales jusqu'à obtention de l'orgasme</text:p>
          </table:table-cell>
          <table:table-cell table:style-name="Tableau15.B2" office:value-type="string">
            <text:p text:style-name="P13">X=4 (<text:span text:style-name="T18">σ</text:span><text:span text:style-name="T8"> =2,4)</text:span></text:p>
          </table:table-cell>
        </table:table-row>
        <table:table-row table:style-name="Tableau15.1">
          <table:table-cell table:style-name="Tableau15.A2" office:value-type="string">
            <text:p text:style-name="P8">Stimulation orale mutuelle jusqu'à obtention de l'orgasme</text:p>
          </table:table-cell>
          <table:table-cell table:style-name="Tableau15.B2" office:value-type="string">
            <text:p text:style-name="P13">X=4 (<text:span text:style-name="T18">σ</text:span><text:span text:style-name="T8"> =2,6)</text:span></text:p>
          </table:table-cell>
        </table:table-row>
        <table:table-row table:style-name="Tableau15.1">
          <table:table-cell table:style-name="Tableau15.A2" office:value-type="string">
            <text:p text:style-name="P8">Rapport sexuel impliquant le recours à des accessoires</text:p>
          </table:table-cell>
          <table:table-cell table:style-name="Tableau15.B2" office:value-type="string">
            <text:p text:style-name="P13">X=3 (<text:span text:style-name="T18">σ</text:span><text:span text:style-name="T8"> =2,2)</text:span></text:p>
          </table:table-cell>
        </table:table-row>
        <table:table-row table:style-name="Tableau15.1">
          <table:table-cell table:style-name="Tableau15.A2" office:value-type="string">
            <text:p text:style-name="P8">Rapport sexuel anal</text:p>
          </table:table-cell>
          <table:table-cell table:style-name="Tableau15.B2" office:value-type="string">
            <text:p text:style-name="P13">X=3 (<text:span text:style-name="T18">σ</text:span><text:span text:style-name="T8"> =1,9)</text:span></text:p>
          </table:table-cell>
        </table:table-row>
        <table:table-row table:style-name="Tableau15.1">
          <table:table-cell table:style-name="Tableau15.A2" office:value-type="string">
            <text:p text:style-name="P8">Rapport sexuel impliquant plus de deux partenaires</text:p>
          </table:table-cell>
          <table:table-cell table:style-name="Tableau15.B2" office:value-type="string">
            <text:p text:style-name="P13">X=1 (<text:span text:style-name="T18">σ</text:span><text:span text:style-name="T8"> =1,1)</text:span></text:p>
          </table:table-cell>
        </table:table-row>
      </table:table>
      <text:p text:style-name="P10">Tableau : Moyennes obtenues</text:p>
      <text:p text:style-name="P7"/>
      <text:p text:style-name="P2"><text:span text:style-name="T2">Nous retiendrons de ce tableau que</text:span><text:span text:style-name="T7"> </text:span><text:span text:style-name="T21">le rapport sexuel avec</text:span><text:span text:style-name="T14"> « </text:span><text:span text:style-name="T19">pénétration en face à face »</text:span><text:span text:style-name="T14"> peut être considéré comme le comportement le plus fréquent tandis que le rapport sexuel « </text:span><text:span text:style-name="T19">impliquant plus de deux partenaires »</text:span><text:span text:style-name="T5"> est le moins fréquent. </text:span><text:span text:style-name="T6">Notons que l'amplitude des écart-types nous indique une absence de consensus quant à la fréquence des comportements sexuels proposés pour une majorité des items. </text:span></text:p>
      <text:p text:style-name="P2"><text:span text:style-name="T5">La comparaison de moyennes entre échantillons indépendants nous apprend que les pratiques sexuelles ne différent pas selon le genre. Il n'y a en outre d'effet de l'âge que pour le rapport sexuel « </text:span><text:span text:style-name="T19">avec pénétration en face à face » </text:span><text:span text:style-name="T20">(voir tableau pour verif).</text:span></text:p>
      <text:p text:style-name="P26">Pour compléter cette approche de l'expérience sexuelle de notre échantillon, notons que 79% de nos répondants ont eu moins de 10 partenaires sexuels.</text:p>
      <text:p text:style-name="P18"/>
      <text:list xml:id="list43431215" text:continue-numbering="true" text:style-name="Numbering_20_1">
        <text:list-item>
          <text:list>
            <text:list-item>
              <text:p text:style-name="Heading_20_2">Age au premier rapport sexuel</text:p>
            </text:list-item>
          </text:list>
        </text:list-item>
      </text:list>
      <text:p text:style-name="P2"><text:span text:style-name="T5">L'âge moyen des répondants est de 17 ans avec un partenaire de 19 ans. </text:span></text:p>
      <text:p text:style-name="P2"><text:span text:style-name="T5">Il y a une différence significative entre hommes et femmes en ce qui concerne l'âge du partenaire : 20 ans pour les partenaires de sujets féminins et 18 ans pour les partenaires de sujets masculins (F(1,124)=</text:span><text:span text:style-name="T14">9,957, p</text:span><text:span text:style-name="T9">≤</text:span><text:span text:style-name="T5"> 0,002). </text:span></text:p>
      <text:p text:style-name="P2"><text:span text:style-name="T5">Ce premier rapport sexuel a eu lieu au sein d'une relation amoureuse pour 71% des répondants et a évolué en une relation amoureuse de plus de 6 mois pour la moitié des répondants. </text:span></text:p>
      <text:list xml:id="list43414349" text:continue-numbering="true" text:style-name="Numbering_20_1">
        <text:list-item>
          <text:list>
            <text:list-item>
              <text:p text:style-name="Heading_20_2">Attitudes concernant la contraception et la sexualité</text:p>
            </text:list-item>
          </text:list>
        </text:list-item>
      </text:list>
      <text:p text:style-name="P27">Nous avons soumis à nos répondants des listes d'items destinés à approcher leurs attitudes envers la sexualité et la contraception. Pour chacune des listes établies, nous présenterons d'abord l'analyse factorielle qui nous a permis de mettre en évidence les corrélations entre items, après quoi nous procéderons à une analyse quantitative des moyennes obtenues pour chaque item, en relevant les éventuelles différences inter-genre mises en évidence par test de comparaison des moyennes.</text:p>
      <text:list xml:id="list43419035" text:continue-numbering="true" text:style-name="Numbering_20_1">
        <text:list-item>
          <text:list>
            <text:list-item>
              <text:list>
                <text:list-item>
                  <text:p text:style-name="Heading_20_3">Attitudes concernant la contraception</text:p>
                  <text:list>
                    <text:list-item>
                      <text:p text:style-name="Heading_20_4">Analyse factorielle</text:p>
                    </text:list-item>
                  </text:list>
                </text:list-item>
              </text:list>
            </text:list-item>
          </text:list>
        </text:list-item>
      </text:list>
      <text:p text:style-name="P27">Le tableau ci-dessous reprend chacun des items proposés concernant la contraception. Ceux-ci ont été regroupés ici par facteurs, eux-mêmes dégagés au moyen d'une analyse factorielle. Les résultats seront décrits ci-dessous. Notons que les corrélations entre ces items est pertinente, aucune contradiction n'a été relevée dans les profils de réponses ainsi mis en évidence. </text:p>
      <text:p text:style-name="P3"/>
      <text:p text:style-name="P3"/>
      <text:p text:style-name="P3"><text:soft-page-break/></text:p>
      <text:p text:style-name="P30"><draw:frame draw:style-name="fr1" draw:name="Objet1" text:anchor-type="paragraph" svg:x="0.072cm" svg:y="0.009cm" svg:width="16.962cm" svg:height="12.543cm" draw:z-index="0"><draw:object xlink:href="./Object 1" xlink:type="simple" xlink:show="embed" xlink:actuate="onLoad"/><draw:image xlink:href="./ObjectReplacements/Object 1" xlink:type="simple" xlink:show="embed" xlink:actuate="onLoad"/></draw:frame>Tableau XX : Regroupement des items relatifs à la contraception par facteurs.</text:p>
      <text:p text:style-name="P30"/>
      <text:list xml:id="list41592519" text:style-name="L3">
        <text:list-item>
          <text:p>Importance d'un dialogue sur la contraception, représentations de la femme qui use de la contraception orale &amp; implications de la prise de pilule sur le partenaire masculin (items a, f, g, o &amp; p).</text:p>
        </text:list-item>
      </text:list>
      <text:p text:style-name="P11">L'analyse factorielle nous apprend que les items <text:span text:style-name="T13">f, g, p </text:span><text:span text:style-name="T14">&amp;</text:span><text:span text:style-name="T13"> p</text:span> covarient négativement avec l'item <text:span text:style-name="T13">a</text:span>, ce qui peut être traduit de la manière suivante :<text:span text:style-name="T14"><text:tab/></text:span></text:p>
      <text:p text:style-name="P19"/>
      <text:p text:style-name="P17">Au plus il parait important pour une personne de pouvoir discuter de contraception au sein d'un couple, au moins cette personne aura une représentation négative des femmes qui prennent la pilule et des conséquences de ce type de contraception sur le partenaire masculin. Réciproquement, au moins le dialogue sur la contraception est jugé important, au plus les personnes auront tendance à adhérer aux stéréotypes négatifs des femmes prenant la pilule et à envisager des répercussions négatives sur la personne du partenaire masculin (en terme de désengagement ou d'anxiété).</text:p>
      <text:p text:style-name="P11"/>
      <text:list xml:id="list41606284" text:style-name="WW8Num1">
        <text:list-item>
          <text:p text:style-name="P23">Significations de la prise de pilule en termes de vécu et de contrôle de la sexualité féminine (items j, k, n, q).</text:p>
          <text:p text:style-name="P22"/>
        </text:list-item>
      </text:list>
      <text:p text:style-name="P17">La corrélation positive entre ces items nous apprend que :</text:p>
      <text:p text:style-name="P17"/>
      <text:p text:style-name="P16"><text:span text:style-name="T14">Les individus qui considèrent que prendre la pilule permet aux femmes de vivre une sexualité active et que ceci est un droit auront tendance à estimer que la prise de pilule est un moyen pour les femmes de se sentir maitre de leur sexualité, que ceci peut être perçu comme tel par </text:span><text:soft-page-break/><text:span text:style-name="T14">les hommes et que la contraception orale offre la possibilité aux femmes de vivre une sexualité </text:span><text:span text:style-name="T14">liberée. Inversement, ceux pour qui la prise de pilule n'est pas considérée comme un moyen de vivre une sexualité active auront tendance à juger que la contraception orale n'est pas un moyen pour les femmes ni de vivre une sexualité liberée ni de se sentir maitre de leur sexualité, ne donne pas cette impression aux hommes.</text:span></text:p>
      <text:p text:style-name="P11"/>
      <text:list xml:id="list43415791" text:continue-numbering="true" text:style-name="WW8Num1">
        <text:list-item>
          <text:p text:style-name="P23">Risque de grossesse et responsabilité contraceptive masculine (items i, l, m).</text:p>
        </text:list-item>
      </text:list>
      <text:p text:style-name="P11"/>
      <text:p text:style-name="P11">L'analyse factorielle met en évidence une corrélation positive de <text:span text:style-name="T14">les items </text:span><text:span text:style-name="T13">i</text:span><text:span text:style-name="T14"> &amp; </text:span><text:span text:style-name="T13">l</text:span><text:span text:style-name="T14"> (</text:span>concernant le sentiment de sécurité que peut apporter la contraception orale) et l'item <text:span text:style-name="T13">m </text:span><text:span text:style-name="T14">(</text:span>concernant la possibilité pour l'homme de se dégager de la responsabilité contraceptive lorsque sa partenaire prend la pilule). </text:p>
      <text:p text:style-name="P11"/>
      <text:p text:style-name="P11">Ainsi, au plus il est jugé possible par une personne que la contraception orale engendre un sentiment de sécurité par rapport au risque de grossesse chez la femme et l'homme, au plus cette personne considérera comme possible que la contraception orale puisse permettre à l'homme de se dégager de la responsabilité contraceptive. En revanche, au moins la contraception orale est envisagée comme amenant un sentiment de sécurité pour les partenaires de deux sexes, au moins il est jugé possible que l'homme se dérésponsabilise des contraintes contraceptives lorsque sa partenaire prend la pilule.</text:p>
      <text:p text:style-name="P11"/>
      <text:list xml:id="list43429804" text:continue-numbering="true" text:style-name="WW8Num1">
        <text:list-item>
          <text:p text:style-name="P23">Prises de décisions ayant trait à la contraception au sein du couple (items b, c, d).</text:p>
        </text:list-item>
      </text:list>
      <text:p text:style-name="P17"/>
      <text:p text:style-name="P16"><text:span text:style-name="T14">L'item postulant que la femme doive prendre seule les décisions concernant sa fécondité est négativement corrélé aux items proposant une concertation entre partenaires à propos des décisions concernant la contraception. </text:span>Ceci se traduit de la manière suivante :</text:p>
      <text:p text:style-name="P11"/>
      <text:p text:style-name="P11">Ceux qui pensent que la femme se doit de prendre seule les décisions concernant sa fécondité et sa contraception auront tendance à considérer qu'elle ne doit pas consulter son partenaire avant de prendre des décisions en ce domaine et que ce dernier ne doit pas s'impliquer dans ces décisions. A contrario, lorsqu'il est considéré par un individu que la femme doit consulter son partenaire et qu'il est du ressort de ce dernier de s'impliquer dans les décisions ayant trait à la contraception, le fait que la femme doive prendre seule les décisions concernant sa fécondité est démenti.</text:p>
      <text:p text:style-name="P11"/>
      <text:list xml:id="list43412217" text:continue-list="list43419035" text:style-name="Numbering_20_1">
        <text:list-item>
          <text:list>
            <text:list-item>
              <text:list>
                <text:list-item>
                  <text:list>
                    <text:list-item>
                      <text:p text:style-name="Heading_20_4">Analyse quantitative des moyennes</text:p>
                    </text:list-item>
                  </text:list>
                </text:list-item>
              </text:list>
            </text:list-item>
          </text:list>
        </text:list-item>
      </text:list>
      <text:p text:style-name="Text_20_body">Le tableau ci-dessous reprend les moyennes générales aux items concernant la contraception. Celles-ci sont présentées par ordre de grandeur.</text:p>
      <text:p text:style-name="Text_20_body"/>
      <text:p text:style-name="P5"><draw:frame draw:style-name="fr2" draw:name="Objet2" text:anchor-type="paragraph" svg:x="-0.06cm" svg:y="-0.065cm" svg:width="17.279cm" svg:height="16.168cm" draw:z-index="1"><draw:object xlink:href="./Object 2" xlink:type="simple" xlink:show="embed" xlink:actuate="onLoad"/><draw:image xlink:href="./ObjectReplacements/Object 2" xlink:type="simple" xlink:show="embed" xlink:actuate="onLoad"/></draw:frame><text:soft-page-break/>Tableau XX : moyennes obtenues pour les items concernant la contraception.</text:p>
      <text:p text:style-name="P5"/>
      <text:p text:style-name="P5"/>
      <text:list xml:id="list43427185" text:continue-numbering="true" text:style-name="Numbering_20_1">
        <text:list-item>
          <text:list>
            <text:list-item>
              <text:list>
                <text:list-item>
                  <text:p text:style-name="Heading_20_3">Attitudes concernant la sexualité</text:p>
                  <text:list>
                    <text:list-item>
                      <text:p text:style-name="Heading_20_4">Analyse factorielle</text:p>
                    </text:list-item>
                  </text:list>
                </text:list-item>
              </text:list>
            </text:list-item>
          </text:list>
        </text:list-item>
      </text:list>
      <text:p text:style-name="Text_20_body"/>
      <text:list xml:id="list43438110" text:continue-numbering="true" text:style-name="Numbering_20_1">
        <text:list-item>
          <text:list>
            <text:list-item>
              <text:list>
                <text:list-item>
                  <text:list>
                    <text:list-item>
                      <text:p text:style-name="Heading_20_4">Analyse quantitative des moyennes</text:p>
                    </text:list-item>
                  </text:list>
                </text:list-item>
              </text:list>
            </text:list-item>
          </text:list>
        </text:list-item>
      </text:list>
      <text:p text:style-name="P3"/>
      <text:p text:style-name="P3"/>
      <text:p text:style-name="P3"/>
      <text:list xml:id="list41589430" text:style-name="L4">
        <text:list-header>
          <text:p text:style-name="P33"><text:soft-page-break/></text:p>
        </text:list-header>
      </text:list>
      <text:list xml:id="list43426887" text:continue-list="list43438110" text:style-name="Numbering_20_1">
        <text:list-item>
          <text:p text:style-name="Heading_20_2">Discussion</text:p>
        </text:list-item>
      </text:list>
      <text:p text:style-name="P2"/>
      <text:p text:style-name="P35">Biais</text:p>
      <text:list xml:id="list41590673" text:style-name="L5">
        <text:list-item>
          <text:p text:style-name="P31">présentation du questionnaire</text:p>
        </text:list-item>
        <text:list-item>
          <text:p text:style-name="P31">biais de recrutement</text:p>
        </text:list-item>
        <text:list-item>
          <text:p text:style-name="P31">base volontaire</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ce style:name="Trebuchet MS1" svg:font-family="'Trebuchet MS'" style:font-family-generic="swiss"/>
    <style:font-face style:name="Lucida Sans Unicode1" svg:font-family="'Lucida Sans Unicode'" style:font-family-generic="swiss" style:font-pitch="variable"/>
    <style:font-face style:name="Tahoma2" svg:font-family="Tahoma" style:font-family-generic="swiss" style:font-pitch="variable"/>
    <style:font-face style:name="Trebuchet MS2" svg:font-family="'Trebuchet MS'"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rebuchet MS" fo:font-size="11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4" style:class="text">
      <style:paragraph-properties fo:margin-top="0.423cm" fo:margin-bottom="0.212cm" fo:keep-with-next="always"/>
      <style:text-properties style:font-name="Trebuchet MS"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rebuchet MS" style:font-name-complex="Tahoma1"/>
    </style:style>
    <style:style style:name="Caption" style:family="paragraph" style:parent-style-name="Standard" style:class="extra">
      <style:paragraph-properties fo:margin-top="0.212cm" fo:margin-bottom="0.212cm" text:number-lines="false" text:line-number="0"/>
      <style:text-properties style:font-name="Trebuchet MS" fo:font-size="11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rebuchet M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list-style-name="Numbering_20_1" style:class="text">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paragraph-properties style:shadow="none"/>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style="normal" fo:font-weight="normal" style:font-size-asian="14pt" style:font-weight-asian="bold" style:font-size-complex="14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list-style-name="Numbering_20_1"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WW8Num1z0" style:family="text">
      <style:text-properties style:font-name="Symbol"/>
    </style:style>
    <style:style style:name="WW8Num1z1" style:family="text">
      <style:text-properties style:font-name="OpenSymbol1"/>
    </style:style>
    <style:style style:name="WW8Num2z0" style:family="text">
      <style:text-properties style:font-name="Symbol"/>
    </style:style>
    <style:style style:name="WW8Num2z1" style:family="text">
      <style:text-properties style:font-name="OpenSymbol1"/>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a">
        <style:list-level-properties text:list-level-position-and-space-mode="label-alignment">
          <style:list-level-label-alignment text:label-followed-by="listtab" text:list-tab-stop-position="2cm" fo:text-indent="-0.499cm" fo:margin-left="2cm"/>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prefix=" "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 " style:num-suffix=" ." style:num-format="i">
        <style:list-level-properties text:list-level-position-and-space-mode="label-alignment">
          <style:list-level-label-alignment text:label-followed-by="space" fo:text-indent="-0.499cm" fo:margin-left="2.499cm"/>
        </style:list-level-properties>
      </text:list-level-style-number>
      <text:list-level-style-bullet text:level="6" text:style-name="Bullet_20_Symbols" style:num-prefix=" " style:num-suffix=" " text:bullet-char="•">
        <style:list-level-properties text:list-level-position-and-space-mode="label-alignment">
          <style:list-level-label-alignment text:label-followed-by="space" fo:text-indent="-0.499cm" fo:margin-left="3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space" fo:text-indent="-0.499cm" fo:margin-left="3.5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space" fo:text-indent="-0.499cm" fo:margin-left="4.001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space" fo:text-indent="-0.499cm" fo:margin-left="4.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space" fo:text-indent="-0.499cm" fo:margin-left="5.001cm"/>
        </style:list-level-properties>
        <style:text-properties style:font-name="StarSymbol"/>
      </text:list-level-style-bullet>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498cm" style:type="center"/>
          <style:tab-stop style:position="16.272cm"/>
          <style:tab-stop style:position="16.999cm" style:type="right"/>
        </style:tab-stops>
      </style:paragraph-properties>
    </style:style>
    <style:style style:name="MT1" style:family="text">
      <style:text-properties fo:font-variant="normal" fo:text-transform="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Contraception et Sexualité des jeunes adultes – André, V.</text:span><text:tab/><text:tab/><text:page-number text:select-page="current">7</text:page-number>/<text:page-count>7</text:page-count></text:p>
      </style:footer>
    </style:master-page>
    <style:master-page style:name="Endnote" style:page-layout-name="Mpm2">
      <style:footer>
        <text:p text:style-name="Footer"/>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03T19:23:51.99</meta:creation-date>
    <dc:date>2009-05-28T23:32:04.45</dc:date>
    <meta:editing-duration>PT17H48M55S</meta:editing-duration>
    <meta:editing-cycles>27</meta:editing-cycles>
    <meta:generator>OpenOffice.org/3.0$Win32 OpenOffice.org_project/300m9$Build-9358</meta:generator>
    <meta:print-date>2009-05-24T17:55:38.84</meta:print-date>
    <meta:document-statistic meta:table-count="2" meta:image-count="0" meta:object-count="2" meta:page-count="7" meta:paragraph-count="91" meta:word-count="2033" meta:character-count="1282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1" svg:font-family="'Lucida Sans Unicode'"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37cm"/>
    </style:style>
    <style:style style:name="co2" style:family="table-column">
      <style:table-column-properties fo:break-before="auto" style:column-width="16.254cm"/>
    </style:style>
    <style:style style:name="co3" style:family="table-column">
      <style:table-column-properties fo:break-before="auto" style:column-width="2.267cm"/>
    </style:style>
    <style:style style:name="ro1" style:family="table-row">
      <style:table-row-properties style:row-height="0.526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0.93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style:text-align-source="fix" style:repeat-content="false" fo:wrap-option="wrap" fo:border-left="0.002cm solid #000000" fo:border-right="none" style:shrink-to-fit="false" fo:border-top="0.002cm solid #000000" style:vertical-align="middle"/>
      <style:paragraph-properties fo:text-align="center" fo:margin-left="0cm"/>
      <style:text-properties style:font-name="Trebuchet MS1" fo:font-size="9pt" fo:font-weight="bold" style:font-size-asian="9pt" style:font-weight-asian="bold" style:font-size-complex="9pt" style:font-weight-complex="bold" fo:hyphenate="false"/>
    </style:style>
    <style:style style:name="ce2" style:family="table-cell" style:parent-style-name="Default">
      <style:table-cell-properties style:text-align-source="fix" style:repeat-content="false" fo:border="0.002cm solid #000000" style:vertical-align="middle"/>
      <style:paragraph-properties fo:text-align="center" fo:margin-left="0cm"/>
      <style:text-properties style:font-name="Trebuchet MS1" fo:font-size="9pt" fo:font-weight="bold" style:font-size-asian="9pt" style:font-weight-asian="bold" style:font-size-complex="9pt" style:font-weight-complex="bold"/>
    </style:style>
    <style:style style:name="ce3" style:family="table-cell" style:parent-style-name="Default">
      <style:table-cell-properties style:text-align-source="fix" style:repeat-content="false" style:vertical-align="middle"/>
      <style:paragraph-properties fo:text-align="center" fo:margin-left="0cm"/>
      <style:text-properties style:font-name="Trebuchet MS1" fo:font-size="9pt" fo:font-weight="bold" style:font-size-asian="9pt" style:font-weight-asian="bold" style:font-size-complex="9pt" style:font-weight-complex="bold"/>
    </style:style>
    <style:style style:name="ce4" style:family="table-cell" style:parent-style-name="Default" style:data-style-name="N100">
      <style:table-cell-properties fo:border-bottom="0.002cm solid #000000" style:text-align-source="fix" style:repeat-content="false" fo:wrap-option="wrap" fo:border-left="none" fo:border-right="none" style:shrink-to-fit="false" fo:border-top="0.002cm solid #000000"/>
      <style:paragraph-properties fo:text-align="justify"/>
      <style:text-properties style:use-window-font-color="true" style:text-outline="false" style:text-line-through-style="none" style:font-name="Trebuchet MS1" fo:font-size="10pt" fo:language="fr" fo:country="BE" fo:font-style="normal" fo:text-shadow="none" style:text-underline-style="none" fo:font-weight="normal" style:text-underline-mode="continuous" style:text-line-through-mode="continuous" style:font-name-asian="Lucida Sans Unicode1" style:font-size-asian="10pt" style:language-asian="zxx" style:country-asian="none" style:font-style-asian="normal" style:font-weight-asian="normal" style:font-name-complex="Trebuchet MS1" style:font-size-complex="10pt" style:language-complex="en" style:country-complex="US" style:font-style-complex="normal" style:font-weight-complex="normal" style:text-emphasize="none" style:font-relief="none" fo:hyphenate="false"/>
    </style:style>
    <style:style style:name="ce5" style:family="table-cell" style:parent-style-name="Default">
      <style:table-cell-properties fo:wrap-option="wrap" fo:border="0.002cm solid #000000" style:shrink-to-fit="false"/>
      <style:text-properties style:font-name="Trebuchet MS1"/>
    </style:style>
    <style:style style:name="ce6" style:family="table-cell" style:parent-style-name="Default">
      <style:table-cell-properties fo:wrap-option="wrap" style:shrink-to-fit="false"/>
      <style:text-properties style:font-name="Trebuchet MS1"/>
    </style:style>
  </office:automatic-styles>
  <office:body>
    <office:spreadsheet>
      <table:table table:name="VD5 facteur" table:style-name="ta1" table:print="false">
        <table:table-column table:style-name="co1" table:default-cell-style-name="ce2"/>
        <table:table-column table:style-name="co2" table:default-cell-style-name="ce5"/>
        <table:table-row table:style-name="ro1">
          <table:table-cell table:style-name="ce1" office:value-type="string">
            <text:p>_</text:p>
          </table:table-cell>
          <table:table-cell table:style-name="ce4" office:value-type="string">
            <text:p>item</text:p>
          </table:table-cell>
        </table:table-row>
        <table:table-row table:style-name="ro1">
          <table:table-cell office:value-type="string">
            <text:p>a</text:p>
          </table:table-cell>
          <table:table-cell office:value-type="string">
            <text:p><text:s/>Il est important de parler de contraception au sein d'un couple.</text:p>
          </table:table-cell>
        </table:table-row>
        <table:table-row table:style-name="ro2">
          <table:table-cell office:value-type="string">
            <text:p>f</text:p>
          </table:table-cell>
          <table:table-cell office:value-type="string">
            <text:p>Une femme qui prend la pilule renvoie d'elle l'image d'une personne à la sexualité active et ne mérite pas le respect.</text:p>
          </table:table-cell>
        </table:table-row>
        <table:table-row table:style-name="ro1">
          <table:table-cell office:value-type="string">
            <text:p>g</text:p>
          </table:table-cell>
          <table:table-cell office:value-type="string">
            <text:p>Une femme qui prend la pilule n'a pas de raison de refuser un rapport sexuel</text:p>
          </table:table-cell>
        </table:table-row>
        <table:table-row table:style-name="ro2">
          <table:table-cell office:value-type="string">
            <text:p>o</text:p>
          </table:table-cell>
          <table:table-cell office:value-type="string">
            <text:p>Pour un homme, savoir que sa partenaire prend la pilule peut avoir une influence sur son engagement envers elle car il n'est plus exposé au risque d'une grossesse indésirée.</text:p>
          </table:table-cell>
        </table:table-row>
        <table:table-row table:style-name="ro3">
          <table:table-cell office:value-type="string">
            <text:p>p</text:p>
          </table:table-cell>
          <table:table-cell office:value-type="string">
            <text:p>Pour un homme, savoir que sa partenaire prend la pilule peut provoquer de l'anxiété car cela permet à sa partenaire de vivre une sexualité liberée (et éventuellement des rapports avec d'autres partenaires occasionnels).</text:p>
          </table:table-cell>
        </table:table-row>
        <table:table-row table:style-name="ro4">
          <table:table-cell table:style-name="ce3"/>
          <table:table-cell table:style-name="ce6"/>
        </table:table-row>
        <table:table-row table:style-name="ro1">
          <table:table-cell office:value-type="string">
            <text:p>j</text:p>
          </table:table-cell>
          <table:table-cell office:value-type="string">
            <text:p>Pour une femme, prendre la pilule permet de se sentir maître de sa sexualité (*).</text:p>
          </table:table-cell>
        </table:table-row>
        <table:table-row table:style-name="ro1">
          <table:table-cell office:value-type="string">
            <text:p>k</text:p>
          </table:table-cell>
          <table:table-cell office:value-type="string">
            <text:p>Pour une femme, prendre la pilule permet de vivre une sexualité libérée.</text:p>
          </table:table-cell>
        </table:table-row>
        <table:table-row table:style-name="ro1">
          <table:table-cell office:value-type="string">
            <text:p>n</text:p>
          </table:table-cell>
          <table:table-cell office:value-type="string">
            <text:p>Savoir qu'une femme prend la pilule donne à l'homme l'impression qu'elle est maitre de sa sexualité</text:p>
          </table:table-cell>
        </table:table-row>
        <table:table-row table:style-name="ro2">
          <table:table-cell office:value-type="string">
            <text:p>q</text:p>
          </table:table-cell>
          <table:table-cell office:value-type="string">
            <text:p>Une femme qui prend la pilule renvoie d'elle l'image d'une personne à la sexualité active et ceci est son droit.</text:p>
          </table:table-cell>
        </table:table-row>
        <table:table-row table:style-name="ro4">
          <table:table-cell table:style-name="ce3"/>
          <table:table-cell table:style-name="ce6"/>
        </table:table-row>
        <table:table-row table:style-name="ro1">
          <table:table-cell office:value-type="string">
            <text:p>i</text:p>
          </table:table-cell>
          <table:table-cell office:value-type="string">
            <text:p>Pour une femme, prendre la pilule permet de se sentir en sécurité par rapport au risque de grossesse.</text:p>
          </table:table-cell>
        </table:table-row>
        <table:table-row table:style-name="ro2">
          <table:table-cell office:value-type="string">
            <text:p>l</text:p>
          </table:table-cell>
          <table:table-cell office:value-type="string">
            <text:p>Pour un homme, savoir que sa partenaire prend la pilule lui permet de se sentir en sécurité par rapport au risque de grossesse.</text:p>
          </table:table-cell>
        </table:table-row>
        <table:table-row table:style-name="ro5">
          <table:table-cell office:value-type="string">
            <text:p>m</text:p>
          </table:table-cell>
          <table:table-cell office:value-type="string">
            <text:p>Savoir qu'une femme prend la pilule permet à l'homme de se dégager de la responsabilité contraceptive.</text:p>
          </table:table-cell>
        </table:table-row>
        <table:table-row table:style-name="ro4">
          <table:table-cell table:style-name="ce3"/>
          <table:table-cell table:style-name="ce6"/>
        </table:table-row>
        <table:table-row table:style-name="ro1">
          <table:table-cell office:value-type="string">
            <text:p>b</text:p>
          </table:table-cell>
          <table:table-cell office:value-type="string">
            <text:p>La femme doit consulter son partenaire avant de prendre une décision concernant la contraception.</text:p>
          </table:table-cell>
        </table:table-row>
        <table:table-row table:style-name="ro1">
          <table:table-cell office:value-type="string">
            <text:p>c</text:p>
          </table:table-cell>
          <table:table-cell office:value-type="string">
            <text:p>Un homme doit s'impliquer dans les décisions concernant la fécondité et la sexualité de sa partenaire.</text:p>
          </table:table-cell>
        </table:table-row>
        <table:table-row table:style-name="ro1">
          <table:table-cell office:value-type="string">
            <text:p>d</text:p>
          </table:table-cell>
          <table:table-cell office:value-type="string">
            <text:p>La femme doit prendre seule les décisions concernant sa fécondité et sa contraception.</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1" svg:font-family="'Lucida Sans Unicode'"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B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BE">€</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6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4">
      <number:number number:decimal-places="3" number:min-integer-digits="1"/>
    </number:number-style>
    <number:number-style style:name="N135">
      <number:number number:decimal-places="0" number:min-integer-digits="0"/>
    </number:number-style>
    <number:number-style style:name="N136">
      <number:number number:decimal-places="1" number:min-integer-digits="1"/>
    </number:number-style>
    <number:date-style style:name="N5106" number:language="fr" number:country="BE">
      <number:day/>
      <number:text>/</number:text>
      <number:month number:style="long"/>
      <number:text>/</number:text>
      <number:year number:style="long"/>
    </number:date-style>
    <number:date-style style:name="N5107" number:language="fr" number:country="BE">
      <number:day/>
      <number:text>-</number:text>
      <number:month number:textual="true"/>
      <number:text>-</number:text>
      <number:year/>
    </number:date-style>
    <number:date-style style:name="N5108" number:language="fr" number:country="BE">
      <number:day/>
      <number:text>-</number:text>
      <number:month number:textual="true"/>
    </number:date-style>
    <number:date-style style:name="N5109" number:language="fr" number:country="BE">
      <number:month number:textual="true"/>
      <number:text>-</number:text>
      <number:year/>
    </number:date-style>
    <number:time-style style:name="N5110" number:language="fr" number:country="BE">
      <number:hours/>
      <number:text>:</number:text>
      <number:minutes number:style="long"/>
      <number:text> </number:text>
      <number:am-pm/>
    </number:time-style>
    <number:time-style style:name="N5111" number:language="fr" number:country="BE">
      <number:hours/>
      <number:text>:</number:text>
      <number:minutes number:style="long"/>
      <number:text>:</number:text>
      <number:seconds number:style="long"/>
      <number:text> </number:text>
      <number:am-pm/>
    </number:time-style>
    <number:time-style style:name="N5112" number:language="fr" number:country="BE">
      <number:hours/>
      <number:text>:</number:text>
      <number:minutes number:style="long"/>
    </number:time-style>
    <number:time-style style:name="N5113" number:language="fr" number:country="BE">
      <number:hours/>
      <number:text>:</number:text>
      <number:minutes number:style="long"/>
      <number:text>:</number:text>
      <number:seconds number:style="long"/>
    </number:time-style>
    <number:date-style style:name="N5114" number:language="fr" number:country="BE">
      <number:day/>
      <number:text>/</number:text>
      <number:month number:style="long"/>
      <number:text>/</number:text>
      <number:year number:style="long"/>
      <number:text> </number:text>
      <number:hours/>
      <number:text>:</number:text>
      <number:minutes number:style="long"/>
    </number:date-style>
    <number:number-style style:name="N5116P0" style:volatile="true" number:language="fr" number:country="BE">
      <number:number number:decimal-places="0" number:min-integer-digits="1" number:grouping="true"/>
      <number:text>   </number:text>
    </number:number-style>
    <number:number-style style:name="N5116" number:language="fr" number:country="BE">
      <number:text>-</number:text>
      <number:number number:decimal-places="0" number:min-integer-digits="1" number:grouping="true"/>
      <number:text>   </number:text>
      <style:map style:condition="value()&gt;=0" style:apply-style-name="N5116P0"/>
    </number:number-style>
    <number:number-style style:name="N5117P0" style:volatile="true" number:language="fr" number:country="BE">
      <number:number number:decimal-places="0" number:min-integer-digits="1" number:grouping="true"/>
      <number:text>   </number:text>
    </number:number-style>
    <number:number-style style:name="N5117" number:language="fr" number:country="BE">
      <style:text-properties fo:color="#ff0000"/>
      <number:text>-</number:text>
      <number:number number:decimal-places="0" number:min-integer-digits="1" number:grouping="true"/>
      <number:text>   </number:text>
      <style:map style:condition="value()&gt;=0" style:apply-style-name="N5117P0"/>
    </number:number-style>
    <number:number-style style:name="N5119P0" style:volatile="true" number:language="fr" number:country="BE">
      <number:number number:decimal-places="2" number:min-integer-digits="1" number:grouping="true"/>
      <number:text>   </number:text>
    </number:number-style>
    <number:number-style style:name="N5119" number:language="fr" number:country="BE">
      <number:text>-</number:text>
      <number:number number:decimal-places="2" number:min-integer-digits="1" number:grouping="true"/>
      <number:text>   </number:text>
      <style:map style:condition="value()&gt;=0" style:apply-style-name="N5119P0"/>
    </number:number-style>
    <number:number-style style:name="N5120P0" style:volatile="true" number:language="fr" number:country="BE">
      <number:number number:decimal-places="2" number:min-integer-digits="1" number:grouping="true"/>
      <number:text>   </number:text>
    </number:number-style>
    <number:number-style style:name="N5120" number:language="fr" number:country="BE">
      <style:text-properties fo:color="#ff0000"/>
      <number:text>-</number:text>
      <number:number number:decimal-places="2" number:min-integer-digits="1" number:grouping="true"/>
      <number:text>   </number:text>
      <style:map style:condition="value()&gt;=0" style:apply-style-name="N5120P0"/>
    </number:number-style>
    <number:number-style style:name="N5122P0" style:volatile="true" number:language="fr" number:country="BE">
      <number:number number:decimal-places="0" number:min-integer-digits="1" number:grouping="true"/>
      <number:text> €</number:text>
    </number:number-style>
    <number:number-style style:name="N5122" number:language="fr" number:country="BE">
      <number:text>-</number:text>
      <number:number number:decimal-places="0" number:min-integer-digits="1" number:grouping="true"/>
      <number:text> €</number:text>
      <style:map style:condition="value()&gt;=0" style:apply-style-name="N5122P0"/>
    </number:number-style>
    <number:number-style style:name="N5123P0" style:volatile="true" number:language="fr" number:country="BE">
      <number:number number:decimal-places="0" number:min-integer-digits="1" number:grouping="true"/>
      <number:text> €</number:text>
    </number:number-style>
    <number:number-style style:name="N5123" number:language="fr" number:country="BE">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r" number:country="BE">
      <number:number number:decimal-places="2" number:min-integer-digits="1" number:grouping="true"/>
      <number:text> €</number:text>
    </number:number-style>
    <number:number-style style:name="N5125" number:language="fr" number:country="BE">
      <number:text>-</number:text>
      <number:number number:decimal-places="2" number:min-integer-digits="1" number:grouping="true"/>
      <number:text> €</number:text>
      <style:map style:condition="value()&gt;=0" style:apply-style-name="N5125P0"/>
    </number:number-style>
    <number:number-style style:name="N5126P0" style:volatile="true" number:language="fr" number:country="BE">
      <number:number number:decimal-places="2" number:min-integer-digits="1" number:grouping="true"/>
      <number:text> €</number:text>
    </number:number-style>
    <number:number-style style:name="N5126" number:language="fr" number:country="BE">
      <style:text-properties fo:color="#ff0000"/>
      <number:text>-</number:text>
      <number:number number:decimal-places="2" number:min-integer-digits="1" number:grouping="true"/>
      <number:text> €</number:text>
      <style:map style:condition="value()&gt;=0" style:apply-style-name="N5126P0"/>
    </number:number-style>
    <style:style style:name="Default" style:family="table-cell">
      <style:text-properties style:font-name="Trebuchet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0.999cm" fo:page-height="29.699cm" style:num-format="1" style:print-orientation="portrait" style:writing-mode="lr-tb"/>
      <style:header-style>
        <style:header-footer-properties fo:min-height="0.101cm" fo:margin-left="0cm" fo:margin-right="0cm" fo:margin-bottom="0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4">24/05/2009</text:date>, <text:time>18:04: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1" svg:font-family="'Lucida Sans Unicode'"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53cm"/>
    </style:style>
    <style:style style:name="co2" style:family="table-column">
      <style:table-column-properties fo:break-before="auto" style:column-width="12.945cm"/>
    </style:style>
    <style:style style:name="co3" style:family="table-column">
      <style:table-column-properties fo:break-before="auto" style:column-width="1.102cm"/>
    </style:style>
    <style:style style:name="co4" style:family="table-column">
      <style:table-column-properties fo:break-before="auto" style:column-width="2.267cm"/>
    </style:style>
    <style:style style:name="ro1" style:family="table-row">
      <style:table-row-properties style:row-height="0.526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style:text-align-source="fix" style:repeat-content="false" fo:wrap-option="wrap" fo:border-left="0.002cm solid #000000" fo:border-right="none" style:shrink-to-fit="false" fo:border-top="0.002cm solid #000000" style:vertical-align="middle"/>
      <style:paragraph-properties fo:text-align="center" fo:margin-left="0cm"/>
      <style:text-properties style:font-name="Trebuchet MS1" fo:font-size="10pt" fo:font-weight="bold" style:font-size-asian="10pt" style:font-weight-asian="bold" style:font-size-complex="10pt" style:font-weight-complex="bold" fo:hyphenate="false"/>
    </style:style>
    <style:style style:name="ce2" style:family="table-cell" style:parent-style-name="Default" style:data-style-name="N100">
      <style:table-cell-properties fo:border-bottom="0.002cm solid #000000" style:text-align-source="fix" style:repeat-content="false" fo:wrap-option="wrap" fo:border-left="none" fo:border-right="none" style:shrink-to-fit="false" fo:border-top="0.002cm solid #000000"/>
      <style:paragraph-properties fo:text-align="justify"/>
      <style:text-properties style:use-window-font-color="true" style:text-outline="false" style:text-line-through-style="none" style:font-name="Trebuchet MS1" fo:font-size="10pt" fo:language="fr" fo:country="BE" fo:font-style="normal" fo:text-shadow="none" style:text-underline-style="none" fo:font-weight="normal" style:text-underline-mode="continuous" style:text-line-through-mode="continuous" style:font-name-asian="Lucida Sans Unicode1" style:font-size-asian="10pt" style:language-asian="zxx" style:country-asian="none" style:font-style-asian="normal" style:font-weight-asian="normal" style:font-name-complex="Trebuchet MS1" style:font-size-complex="10pt" style:language-complex="en" style:country-complex="US" style:font-style-complex="normal" style:font-weight-complex="normal" style:text-emphasize="none" style:font-relief="none" fo:hyphenate="false"/>
    </style:style>
    <style:style style:name="ce3" style:family="table-cell" style:parent-style-name="Default" style:data-style-name="N135">
      <style:table-cell-properties style:text-align-source="fix" style:repeat-content="false" fo:wrap-option="wrap" fo:border="0.002cm solid #000000" style:shrink-to-fit="false" style:vertical-align="middle"/>
      <style:paragraph-properties fo:text-align="center" fo:margin-left="0cm"/>
      <style:text-properties style:use-window-font-color="true" style:text-outline="false" style:text-line-through-style="none" style:font-name="Trebuchet MS1" fo:font-size="10pt" fo:language="fr" fo:country="BE" fo:font-style="normal" fo:text-shadow="none" style:text-underline-style="none" fo:font-weight="bold" style:text-underline-mode="continuous" style:text-line-through-mode="continuous" style:font-name-asian="Lucida Sans Unicode1" style:font-size-asian="10pt" style:language-asian="zxx" style:country-asian="none" style:font-style-asian="normal" style:font-weight-asian="bold" style:font-name-complex="Trebuchet MS1" style:font-size-complex="10pt" style:language-complex="en" style:country-complex="US" style:font-style-complex="normal" style:font-weight-complex="bold" style:text-emphasize="none" style:font-relief="none" fo:hyphenate="false"/>
    </style:style>
    <style:style style:name="ce4" style:family="table-cell" style:parent-style-name="Default" style:data-style-name="N135">
      <style:table-cell-properties style:glyph-orientation-vertical="0" style:diagonal-bl-tr="none" style:diagonal-tl-br="none" style:text-align-source="fix" style:repeat-content="false" fo:wrap-option="no-wrap" fo:border="0.002cm solid #000000" style:direction="ltr" style:rotation-angle="0" style:shrink-to-fit="false" style:vertical-align="middle"/>
      <style:paragraph-properties fo:text-align="center" fo:margin-left="0cm" style:writing-mode="page"/>
      <style:text-properties style:font-name="Trebuchet MS1" fo:font-weight="bold" style:font-weight-asian="bold" style:font-weight-complex="bold"/>
    </style:style>
    <style:style style:name="ce5" style:family="table-cell" style:parent-style-name="Default" style:data-style-name="N136">
      <style:table-cell-properties style:text-align-source="fix" style:repeat-content="false" fo:border="0.002cm solid #000000"/>
      <style:paragraph-properties fo:text-align="center" fo:margin-left="0cm"/>
      <style:text-properties style:font-name="Trebuchet MS1" fo:font-size="10pt" fo:font-weight="bold" style:font-size-asian="10pt" style:font-weight-asian="bold" style:font-size-complex="10pt" style:font-weight-complex="bold"/>
    </style:style>
    <style:style style:name="ce6" style:family="table-cell" style:parent-style-name="Default" style:data-style-name="N136">
      <style:table-cell-properties style:glyph-orientation-vertical="0" style:diagonal-bl-tr="none" style:diagonal-tl-br="none" style:text-align-source="fix" style:repeat-content="false" fo:wrap-option="no-wrap" fo:border="0.002cm solid #000000" style:direction="ltr" style:rotation-angle="0" style:shrink-to-fit="false" style:vertical-align="middle"/>
      <style:paragraph-properties fo:text-align="center" fo:margin-left="0cm" style:writing-mode="page"/>
      <style:text-properties style:font-name="Trebuchet MS1"/>
    </style:style>
  </office:automatic-styles>
  <office:body>
    <office:spreadsheet>
      <table:table table:name="VD5" table:style-name="ta1" table:print="false">
        <table:table-column table:style-name="co1" table:default-cell-style-name="ce1"/>
        <table:table-column table:style-name="co2" table:default-cell-style-name="ce2"/>
        <table:table-column table:style-name="co3" table:default-cell-style-name="ce4"/>
        <table:table-column table:style-name="co3" table:default-cell-style-name="ce6"/>
        <table:table-row table:style-name="ro1">
          <table:table-cell/>
          <table:table-cell office:value-type="string">
            <text:p>item</text:p>
          </table:table-cell>
          <table:table-cell table:style-name="ce3" office:value-type="string">
            <text:p>x</text:p>
          </table:table-cell>
          <table:table-cell table:style-name="ce5" office:value-type="string">
            <text:p>σ</text:p>
          </table:table-cell>
        </table:table-row>
        <table:table-row table:style-name="ro1">
          <table:table-cell office:value-type="string">
            <text:p>a</text:p>
          </table:table-cell>
          <table:table-cell office:value-type="string">
            <text:p><text:s/>Il est important de parler de contraception au sein d'un couple.</text:p>
          </table:table-cell>
          <table:table-cell office:value-type="float" office:value="8.43">
            <text:p>8</text:p>
          </table:table-cell>
          <table:table-cell office:value-type="float" office:value="1.428">
            <text:p>1,4</text:p>
          </table:table-cell>
        </table:table-row>
        <table:table-row table:style-name="ro2">
          <table:table-cell office:value-type="string">
            <text:p>c</text:p>
          </table:table-cell>
          <table:table-cell office:value-type="string">
            <text:p>Un homme doit s'impliquer dans les décisions concernant la fécondité et la sexualité de sa partenaire.</text:p>
          </table:table-cell>
          <table:table-cell office:value-type="float" office:value="7.76">
            <text:p>8</text:p>
          </table:table-cell>
          <table:table-cell office:value-type="float" office:value="1.839">
            <text:p>1,8</text:p>
          </table:table-cell>
        </table:table-row>
        <table:table-row table:style-name="ro2">
          <table:table-cell office:value-type="string">
            <text:p>l</text:p>
          </table:table-cell>
          <table:table-cell office:value-type="string">
            <text:p>Pour un homme, savoir que sa partenaire prend la pilule lui permet de se sentir en sécurité par rapport au risque de grossesse.</text:p>
          </table:table-cell>
          <table:table-cell office:value-type="float" office:value="7.64">
            <text:p>8</text:p>
          </table:table-cell>
          <table:table-cell office:value-type="float" office:value="1.612">
            <text:p>1,6</text:p>
          </table:table-cell>
        </table:table-row>
        <table:table-row table:style-name="ro2">
          <table:table-cell office:value-type="string">
            <text:p>i</text:p>
          </table:table-cell>
          <table:table-cell office:value-type="string">
            <text:p>Pour une femme, prendre la pilule permet de se sentir en sécurité par rapport au risque de grossesse.</text:p>
          </table:table-cell>
          <table:table-cell office:value-type="float" office:value="7.55">
            <text:p>8</text:p>
          </table:table-cell>
          <table:table-cell office:value-type="float" office:value="1.728">
            <text:p>1,7</text:p>
          </table:table-cell>
        </table:table-row>
        <table:table-row table:style-name="ro1">
          <table:table-cell office:value-type="string">
            <text:p>e</text:p>
          </table:table-cell>
          <table:table-cell office:value-type="string">
            <text:p>Une femme qui prend la pilule renvoie d'elle l'image d'une personne responsable.</text:p>
          </table:table-cell>
          <table:table-cell office:value-type="float" office:value="6.25">
            <text:p>6</text:p>
          </table:table-cell>
          <table:table-cell office:value-type="float" office:value="2.469">
            <text:p>2,5</text:p>
          </table:table-cell>
        </table:table-row>
        <table:table-row table:style-name="ro2">
          <table:table-cell office:value-type="string">
            <text:p>q</text:p>
          </table:table-cell>
          <table:table-cell office:value-type="string">
            <text:p>Une femme qui prend la pilule renvoie d'elle l'image d'une personne à la sexualité active et ceci est son droit.</text:p>
          </table:table-cell>
          <table:table-cell office:value-type="float" office:value="6.01">
            <text:p>6</text:p>
          </table:table-cell>
          <table:table-cell office:value-type="float" office:value="2.886">
            <text:p>2,9</text:p>
          </table:table-cell>
        </table:table-row>
        <table:table-row table:style-name="ro2">
          <table:table-cell office:value-type="string">
            <text:p>b</text:p>
          </table:table-cell>
          <table:table-cell office:value-type="string">
            <text:p>La femme doit consulter son partenaire avant de prendre une décision concernant la contraception.</text:p>
          </table:table-cell>
          <table:table-cell office:value-type="float" office:value="5.83">
            <text:p>6</text:p>
          </table:table-cell>
          <table:table-cell office:value-type="float" office:value="2.748">
            <text:p>2,7</text:p>
          </table:table-cell>
        </table:table-row>
        <table:table-row table:style-name="ro1">
          <table:table-cell office:value-type="string">
            <text:p>j</text:p>
          </table:table-cell>
          <table:table-cell office:value-type="string">
            <text:p>Pour une femme, prendre la pilule permet de se sentir maître de sa sexualité (*).</text:p>
          </table:table-cell>
          <table:table-cell office:value-type="float" office:value="4.85">
            <text:p>5</text:p>
          </table:table-cell>
          <table:table-cell office:value-type="float" office:value="2.58">
            <text:p>2,6</text:p>
          </table:table-cell>
        </table:table-row>
        <table:table-row table:style-name="ro1">
          <table:table-cell office:value-type="string">
            <text:p>k</text:p>
          </table:table-cell>
          <table:table-cell office:value-type="string">
            <text:p>Pour une femme, prendre la pilule permet de vivre une sexualité libérée.</text:p>
          </table:table-cell>
          <table:table-cell office:value-type="float" office:value="4.58">
            <text:p>5</text:p>
          </table:table-cell>
          <table:table-cell office:value-type="float" office:value="2.55">
            <text:p>2,6</text:p>
          </table:table-cell>
        </table:table-row>
        <table:table-row table:style-name="ro2">
          <table:table-cell office:value-type="string">
            <text:p>n</text:p>
          </table:table-cell>
          <table:table-cell office:value-type="string">
            <text:p>Savoir qu'une femme prend la pilule donne à l'homme l'impression qu'elle est maitre de sa sexualité</text:p>
          </table:table-cell>
          <table:table-cell office:value-type="float" office:value="4.5">
            <text:p>5</text:p>
          </table:table-cell>
          <table:table-cell office:value-type="float" office:value="2.426">
            <text:p>2,4</text:p>
          </table:table-cell>
        </table:table-row>
        <table:table-row table:style-name="ro2">
          <table:table-cell office:value-type="string">
            <text:p>m</text:p>
          </table:table-cell>
          <table:table-cell office:value-type="string">
            <text:p>Savoir qu'une femme prend la pilule permet à l'homme de se dégager de la responsabilité contraceptive.</text:p>
          </table:table-cell>
          <table:table-cell office:value-type="float" office:value="4.1">
            <text:p>4</text:p>
          </table:table-cell>
          <table:table-cell office:value-type="float" office:value="2.943">
            <text:p>2,9</text:p>
          </table:table-cell>
        </table:table-row>
        <table:table-row table:style-name="ro3">
          <table:table-cell office:value-type="string">
            <text:p>p</text:p>
          </table:table-cell>
          <table:table-cell office:value-type="string">
            <text:p>Pour un homme, savoir que sa partenaire prend la pilule peut provoquer de l'anxiété car cela permet à sa partenaire de vivre une sexualité liberée (et éventuellement des rapports avec d'autres partenaires occasionnels).</text:p>
          </table:table-cell>
          <table:table-cell office:value-type="float" office:value="3.56">
            <text:p>4</text:p>
          </table:table-cell>
          <table:table-cell office:value-type="float" office:value="2.3">
            <text:p>2,3</text:p>
          </table:table-cell>
        </table:table-row>
        <table:table-row table:style-name="ro2">
          <table:table-cell office:value-type="string">
            <text:p>d</text:p>
          </table:table-cell>
          <table:table-cell office:value-type="string">
            <text:p>La femme doit prendre seule les décisions concernant sa fécondité et sa contraception.</text:p>
          </table:table-cell>
          <table:table-cell office:value-type="float" office:value="3.24">
            <text:p>3</text:p>
          </table:table-cell>
          <table:table-cell office:value-type="float" office:value="2.566">
            <text:p>2,6</text:p>
          </table:table-cell>
        </table:table-row>
        <table:table-row table:style-name="ro3">
          <table:table-cell office:value-type="string">
            <text:p>o</text:p>
          </table:table-cell>
          <table:table-cell office:value-type="string">
            <text:p>Pour un homme, savoir que sa partenaire prend la pilule peut avoir une influence sur son engagement envers elle car il n'est plus exposé au risque d'une grossesse indésirée.</text:p>
          </table:table-cell>
          <table:table-cell office:value-type="float" office:value="2.37">
            <text:p>2</text:p>
          </table:table-cell>
          <table:table-cell office:value-type="float" office:value="1.978">
            <text:p>2,0</text:p>
          </table:table-cell>
        </table:table-row>
        <table:table-row table:style-name="ro2">
          <table:table-cell office:value-type="string">
            <text:p>h</text:p>
          </table:table-cell>
          <table:table-cell office:value-type="string">
            <text:p>Prendre la pilule permet de ne plus devoir utiliser d'autres méthodes contraceptives lors des rapports sexuels.</text:p>
          </table:table-cell>
          <table:table-cell office:value-type="float" office:value="2.29">
            <text:p>2</text:p>
          </table:table-cell>
          <table:table-cell office:value-type="float" office:value="2.283">
            <text:p>2,3</text:p>
          </table:table-cell>
        </table:table-row>
        <table:table-row table:style-name="ro1">
          <table:table-cell office:value-type="string">
            <text:p>g</text:p>
          </table:table-cell>
          <table:table-cell office:value-type="string">
            <text:p>Une femme qui prend la pilule n'a pas de raison de refuser un rapport sexuel</text:p>
          </table:table-cell>
          <table:table-cell office:value-type="float" office:value="1.26">
            <text:p>1</text:p>
          </table:table-cell>
          <table:table-cell office:value-type="float" office:value="1.06">
            <text:p>1,1</text:p>
          </table:table-cell>
        </table:table-row>
        <table:table-row table:style-name="ro2">
          <table:table-cell office:value-type="string">
            <text:p>f</text:p>
          </table:table-cell>
          <table:table-cell office:value-type="string">
            <text:p>Une femme qui prend la pilule renvoie d'elle l'image d'une personne à la sexualité active et ne mérite pas le respect.</text:p>
          </table:table-cell>
          <table:table-cell office:value-type="float" office:value="1.09">
            <text:p>1</text:p>
          </table:table-cell>
          <table:table-cell office:value-type="float" office:value="0.456">
            <text:p>0,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1" svg:font-family="'Lucida Sans Unicode'"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B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BE">€</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6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4">
      <number:number number:decimal-places="3" number:min-integer-digits="1"/>
    </number:number-style>
    <number:number-style style:name="N135">
      <number:number number:decimal-places="0" number:min-integer-digits="0"/>
    </number:number-style>
    <number:number-style style:name="N136">
      <number:number number:decimal-places="1" number:min-integer-digits="1"/>
    </number:number-style>
    <number:number-style style:name="N137">
      <number:number number:decimal-places="1" number:min-integer-digits="0"/>
    </number:number-style>
    <number:date-style style:name="N5106" number:language="fr" number:country="BE">
      <number:day/>
      <number:text>/</number:text>
      <number:month number:style="long"/>
      <number:text>/</number:text>
      <number:year number:style="long"/>
    </number:date-style>
    <number:date-style style:name="N5107" number:language="fr" number:country="BE">
      <number:day/>
      <number:text>-</number:text>
      <number:month number:textual="true"/>
      <number:text>-</number:text>
      <number:year/>
    </number:date-style>
    <number:date-style style:name="N5108" number:language="fr" number:country="BE">
      <number:day/>
      <number:text>-</number:text>
      <number:month number:textual="true"/>
    </number:date-style>
    <number:date-style style:name="N5109" number:language="fr" number:country="BE">
      <number:month number:textual="true"/>
      <number:text>-</number:text>
      <number:year/>
    </number:date-style>
    <number:time-style style:name="N5110" number:language="fr" number:country="BE">
      <number:hours/>
      <number:text>:</number:text>
      <number:minutes number:style="long"/>
      <number:text> </number:text>
      <number:am-pm/>
    </number:time-style>
    <number:time-style style:name="N5111" number:language="fr" number:country="BE">
      <number:hours/>
      <number:text>:</number:text>
      <number:minutes number:style="long"/>
      <number:text>:</number:text>
      <number:seconds number:style="long"/>
      <number:text> </number:text>
      <number:am-pm/>
    </number:time-style>
    <number:time-style style:name="N5112" number:language="fr" number:country="BE">
      <number:hours/>
      <number:text>:</number:text>
      <number:minutes number:style="long"/>
    </number:time-style>
    <number:time-style style:name="N5113" number:language="fr" number:country="BE">
      <number:hours/>
      <number:text>:</number:text>
      <number:minutes number:style="long"/>
      <number:text>:</number:text>
      <number:seconds number:style="long"/>
    </number:time-style>
    <number:date-style style:name="N5114" number:language="fr" number:country="BE">
      <number:day/>
      <number:text>/</number:text>
      <number:month number:style="long"/>
      <number:text>/</number:text>
      <number:year number:style="long"/>
      <number:text> </number:text>
      <number:hours/>
      <number:text>:</number:text>
      <number:minutes number:style="long"/>
    </number:date-style>
    <number:number-style style:name="N5116P0" style:volatile="true" number:language="fr" number:country="BE">
      <number:number number:decimal-places="0" number:min-integer-digits="1" number:grouping="true"/>
      <number:text>   </number:text>
    </number:number-style>
    <number:number-style style:name="N5116" number:language="fr" number:country="BE">
      <number:text>-</number:text>
      <number:number number:decimal-places="0" number:min-integer-digits="1" number:grouping="true"/>
      <number:text>   </number:text>
      <style:map style:condition="value()&gt;=0" style:apply-style-name="N5116P0"/>
    </number:number-style>
    <number:number-style style:name="N5117P0" style:volatile="true" number:language="fr" number:country="BE">
      <number:number number:decimal-places="0" number:min-integer-digits="1" number:grouping="true"/>
      <number:text>   </number:text>
    </number:number-style>
    <number:number-style style:name="N5117" number:language="fr" number:country="BE">
      <style:text-properties fo:color="#ff0000"/>
      <number:text>-</number:text>
      <number:number number:decimal-places="0" number:min-integer-digits="1" number:grouping="true"/>
      <number:text>   </number:text>
      <style:map style:condition="value()&gt;=0" style:apply-style-name="N5117P0"/>
    </number:number-style>
    <number:number-style style:name="N5119P0" style:volatile="true" number:language="fr" number:country="BE">
      <number:number number:decimal-places="2" number:min-integer-digits="1" number:grouping="true"/>
      <number:text>   </number:text>
    </number:number-style>
    <number:number-style style:name="N5119" number:language="fr" number:country="BE">
      <number:text>-</number:text>
      <number:number number:decimal-places="2" number:min-integer-digits="1" number:grouping="true"/>
      <number:text>   </number:text>
      <style:map style:condition="value()&gt;=0" style:apply-style-name="N5119P0"/>
    </number:number-style>
    <number:number-style style:name="N5120P0" style:volatile="true" number:language="fr" number:country="BE">
      <number:number number:decimal-places="2" number:min-integer-digits="1" number:grouping="true"/>
      <number:text>   </number:text>
    </number:number-style>
    <number:number-style style:name="N5120" number:language="fr" number:country="BE">
      <style:text-properties fo:color="#ff0000"/>
      <number:text>-</number:text>
      <number:number number:decimal-places="2" number:min-integer-digits="1" number:grouping="true"/>
      <number:text>   </number:text>
      <style:map style:condition="value()&gt;=0" style:apply-style-name="N5120P0"/>
    </number:number-style>
    <number:number-style style:name="N5122P0" style:volatile="true" number:language="fr" number:country="BE">
      <number:number number:decimal-places="0" number:min-integer-digits="1" number:grouping="true"/>
      <number:text> €</number:text>
    </number:number-style>
    <number:number-style style:name="N5122" number:language="fr" number:country="BE">
      <number:text>-</number:text>
      <number:number number:decimal-places="0" number:min-integer-digits="1" number:grouping="true"/>
      <number:text> €</number:text>
      <style:map style:condition="value()&gt;=0" style:apply-style-name="N5122P0"/>
    </number:number-style>
    <number:number-style style:name="N5123P0" style:volatile="true" number:language="fr" number:country="BE">
      <number:number number:decimal-places="0" number:min-integer-digits="1" number:grouping="true"/>
      <number:text> €</number:text>
    </number:number-style>
    <number:number-style style:name="N5123" number:language="fr" number:country="BE">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r" number:country="BE">
      <number:number number:decimal-places="2" number:min-integer-digits="1" number:grouping="true"/>
      <number:text> €</number:text>
    </number:number-style>
    <number:number-style style:name="N5125" number:language="fr" number:country="BE">
      <number:text>-</number:text>
      <number:number number:decimal-places="2" number:min-integer-digits="1" number:grouping="true"/>
      <number:text> €</number:text>
      <style:map style:condition="value()&gt;=0" style:apply-style-name="N5125P0"/>
    </number:number-style>
    <number:number-style style:name="N5126P0" style:volatile="true" number:language="fr" number:country="BE">
      <number:number number:decimal-places="2" number:min-integer-digits="1" number:grouping="true"/>
      <number:text> €</number:text>
    </number:number-style>
    <number:number-style style:name="N5126" number:language="fr" number:country="BE">
      <style:text-properties fo:color="#ff0000"/>
      <number:text>-</number:text>
      <number:number number:decimal-places="2" number:min-integer-digits="1" number:grouping="true"/>
      <number:text> €</number:text>
      <style:map style:condition="value()&gt;=0" style:apply-style-name="N5126P0"/>
    </number:number-style>
    <style:style style:name="Default" style:family="table-cell">
      <style:text-properties style:font-name="Trebuchet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0.999cm" fo:page-height="29.699cm" style:num-format="1" style:print-orientation="portrait" style:writing-mode="lr-tb"/>
      <style:header-style>
        <style:header-footer-properties fo:min-height="0.101cm" fo:margin-left="0cm" fo:margin-right="0cm" fo:margin-bottom="0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4">24/05/2009</text:date>, <text:time>18:04:34</text:time></text:p>
        </style:region-right>
      </style:header>
      <style:header-left style:display="false"/>
      <style:footer>
        <text:p>Page <text:page-number>1</text:page-number> / <text:page-count>99</text:page-count></text:p>
      </style:footer>
      <style:footer-left style:display="false"/>
    </style:master-page>
  </office:master-styles>
</office:document-styles>
</file>